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15%"/>
      <style:text-properties style:font-name="Times New Roman" style:font-name-asian="Calibri" style:font-name-complex="Times New Roman" fo:color="#000000" fo:language="fr" fo:country="FR"/>
    </style:style>
    <style:style style:name="P2" style:parent-style-name="Normal" style:family="paragraph">
      <style:paragraph-properties fo:text-align="justify" fo:line-height="115%"/>
      <style:text-properties style:font-name="Times New Roman" style:font-name-asian="Calibri" style:font-name-complex="Times New Roman" fo:color="#000000" fo:language="fr" fo:country="FR"/>
    </style:style>
    <style:style style:name="P3" style:parent-style-name="Normal" style:family="paragraph">
      <style:paragraph-properties fo:text-align="justify" fo:line-height="115%"/>
      <style:text-properties style:font-name="Times New Roman" style:font-name-asian="Calibri" style:font-name-complex="Times New Roman" fo:color="#000000" fo:language="fr" fo:country="FR"/>
    </style:style>
    <style:style style:name="P4" style:parent-style-name="Normal" style:family="paragraph">
      <style:paragraph-properties fo:text-align="justify" fo:line-height="115%"/>
      <style:text-properties style:font-name="Times New Roman" style:font-name-asian="Calibri" style:font-name-complex="Times New Roman" fo:color="#000000" fo:language="fr" fo:country="FR"/>
    </style:style>
    <style:style style:name="P5" style:parent-style-name="Normal" style:family="paragraph">
      <style:paragraph-properties fo:text-align="justify" fo:line-height="115%"/>
    </style:style>
    <style:style style:name="T6" style:parent-style-name="DefaultParagraphFont" style:family="text">
      <style:text-properties style:font-name="Times New Roman" style:font-name-asian="Calibri" style:font-name-complex="Times New Roman" fo:color="#000000" fo:language="fr" fo:country="FR"/>
    </style:style>
    <style:style style:name="T7" style:parent-style-name="DefaultParagraphFont" style:family="text">
      <style:text-properties style:font-name="Times New Roman" style:font-name-asian="Calibri" style:font-name-complex="Times New Roman" fo:color="#000000" fo:language="fr" fo:country="FR"/>
    </style:style>
    <style:style style:name="T8" style:parent-style-name="DefaultParagraphFont" style:family="text">
      <style:text-properties style:font-name="Times New Roman" style:font-name-asian="Calibri" style:font-name-complex="Times New Roman" fo:color="#000000" fo:language="fr" fo:country="FR"/>
    </style:style>
    <style:style style:name="T9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language="fr" fo:country="FR"/>
    </style:style>
    <style:style style:name="T10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language="fr" fo:country="FR"/>
    </style:style>
    <style:style style:name="T11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language="fr" fo:country="FR"/>
    </style:style>
    <style:style style:name="T12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language="fr" fo:country="FR"/>
    </style:style>
    <style:style style:name="T13" style:parent-style-name="DefaultParagraphFont" style:family="text">
      <style:text-properties style:font-name="Times New Roman" style:font-name-asian="Calibri" style:font-name-complex="Times New Roman" fo:font-style="italic" style:font-style-asian="italic" fo:color="#000000" fo:language="fr" fo:country="FR"/>
    </style:style>
    <style:style style:name="T14" style:parent-style-name="DefaultParagraphFont" style:family="text">
      <style:text-properties style:font-name="Times New Roman" style:font-name-asian="Calibri" style:font-name-complex="Times New Roman" fo:color="#000000" fo:language="fr" fo:country="FR"/>
    </style:style>
    <style:style style:name="P15" style:parent-style-name="ListContents" style:family="paragraph">
      <style:text-properties style:font-name="Times New Roman" style:font-name-complex="Times New Roman" fo:language="fr" fo:country="FR"/>
    </style:style>
    <style:style style:name="P1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3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3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32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33" style:parent-style-name="ListContents" style:family="paragraph">
      <style:paragraph-properties fo:margin-left="0in">
        <style:tab-stops/>
      </style:paragraph-properties>
    </style:style>
    <style:style style:name="T34" style:parent-style-name="DefaultParagraphFont" style:family="text">
      <style:text-properties style:font-name="Times New Roman" style:font-name-complex="Times New Roman" fo:language="fr" fo:country="FR"/>
    </style:style>
    <style:style style:name="T35" style:parent-style-name="DefaultParagraphFont" style:family="text">
      <style:text-properties style:font-name="Times New Roman" style:font-name-complex="Times New Roman" fo:font-style="italic" style:font-style-asian="italic" fo:language="fr" fo:country="FR"/>
    </style:style>
    <style:style style:name="T36" style:parent-style-name="DefaultParagraphFont" style:family="text">
      <style:text-properties style:font-name="Times New Roman" style:font-name-complex="Times New Roman" fo:language="fr" fo:country="FR"/>
    </style:style>
    <style:style style:name="P3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38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3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4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5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6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7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7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8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8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9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6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9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9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6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0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0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4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1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1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2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2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3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38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3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3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4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7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4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4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1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5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5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5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59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6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1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6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5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6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6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1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7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5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7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7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1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8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5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8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89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9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3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9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198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19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2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0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6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0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0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1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4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1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1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2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3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38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3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2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4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6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4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4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5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5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0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6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7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69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7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1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2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3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4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5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6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7" style:parent-style-name="ListContents" style:family="paragraph">
      <style:paragraph-properties fo:margin-left="0.0986in">
        <style:tab-stops/>
      </style:paragraph-properties>
      <style:text-properties style:font-name="Times New Roman" style:font-name-complex="Times New Roman" fo:language="fr" fo:country="FR"/>
    </style:style>
    <style:style style:name="P278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79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80" style:parent-style-name="ListContents" style:family="paragraph">
      <style:paragraph-properties fo:margin-left="0in">
        <style:tab-stops/>
      </style:paragraph-properties>
      <style:text-properties style:font-name="Times New Roman" style:font-name-complex="Times New Roman" fo:language="fr" fo:country="FR"/>
    </style:style>
    <style:style style:name="P281" style:parent-style-name="Standard" style:family="paragraph">
      <style:text-properties style:font-name="Times New Roman" style:font-name-complex="Times New Roman" fo:language="fr" fo:country="FR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<text:s/>La Muze historique, Lettre en vers<text:s/>à<text:s/>Son Altesse Madame la Duchesse de Nemours. Du 16<text:s/>février<text:s/>1664.</text:p>
      <text:p text:style-name="P4">Date: 16<text:s/>février 1664.<text:s/></text:p>
      <text:p text:style-name="P5"><text:span text:style-name="T6">Bibl:<text:s/></text:span><text:span text:style-name="T7">Loret Jean,</text:span><text:span text:style-name="T8"><text:s/></text:span><text:span text:style-name="T9">La muze historique, ou Recueil des lettres en vers contenant les nouvelles du temps :<text:s/></text:span><text:span text:style-name="T10">é</text:span><text:span text:style-name="T11">crites<text:s/></text:span><text:span text:style-name="T12">à</text:span><text:span text:style-name="T13"><text:s/>Son Altesse Mademoizelle de Longueville, depuis duchesse de Nemours (1650-1665).</text:span><text:span text:style-name="T14">, LIEU, Claude Chenault, ANNÉE.</text:span></text:p>
      <text:p text:style-name="P15"/>
      <text:p text:style-name="P16"/>
      <text:p text:style-name="P17">164</text:p>
      <text:p text:style-name="P18">LETTRE SEPTIÉME<text:s/><text:line-break/>Du [samedi] seize Février.<text:s/><text:line-break/><text:line-break/>HAZARDÉE.<text:s/><text:line-break/><text:line-break/><text:tab/>MADAME, quoy que peu sçavant,<text:s/><text:line-break/>Il faut, dans l'Article suivant,<text:s/><text:line-break/>Que d'un beau sujet je discoure,<text:s/><text:line-break/>Ou, du moins, que je le parcoure;<text:s/><text:line-break/>Ce n'est pas mon intention<text:s/><text:line-break/><text:soft-page-break/>De faire une Description<text:s/><text:line-break/>Réguliére, pléniére, entiére,<text:s/><text:line-break/>Du susdit sujet, ou matiére,<text:s/><text:line-break/>Ce me seroit trop de tracas :<text:s/><text:line-break/>Mais comme, en de semblables cas,<text:s/><text:line-break/>Ç’a toûjours été ma coûtume<text:s/><text:line-break/>D'hazarder quelques traits de plume,<text:s/><text:line-break/>Sans m'amuzer aux longs discours<text:s/><text:line-break/>Sans un œuvre de pluzieurs jours,<text:s/><text:line-break/>Je n'y vais employer qu'une heure,<text:s/><text:line-break/>Et c'est assez que je l'éfleure.</text:p>
      <text:p text:style-name="P19"/>
      <text:p text:style-name="P20">Mercredy, fut le premier jour</text:p>
      <text:p text:style-name="P21">Où le beau Balet de la Cour,</text:p>
      <text:p text:style-name="P22">Agréable par excélence,</text:p>
      <text:p text:style-name="P23">Avec grande magnificence,</text:p>
      <text:p text:style-name="P24">Au Palais Royal fut dansé,</text:p>
      <text:p text:style-name="P25">Où le Commandant, Charnassé,</text:p>
      <text:p text:style-name="P26">Gentil-homme digne d’estime,</text:p>
      <text:p text:style-name="P27">À la priére d’un intime,</text:p>
      <text:p text:style-name="P28">Qui l’en requit obligeamment,</text:p>
      <text:p text:style-name="P29">M’y fit placer commodément,</text:p>
      <text:p text:style-name="P30">Et tout contre, par bonne chance,</text:p>
      <text:p text:style-name="P31">D’une Belle, de connoissance.</text:p>
      <text:soft-page-break/>
      <text:p text:style-name="P32">Ce Balet des mieux compozez,</text:p>
      <text:p text:style-name="P33"><text:span text:style-name="T34">S’intitule<text:s/></text:span><text:span text:style-name="T35">Amours Déguizez</text:span><text:span text:style-name="T36">.</text:span></text:p>
      <text:p text:style-name="P37">Aprés la premiére Musique</text:p>
      <text:p text:style-name="P38">Qui fut tout-à-fait harmonique,</text:p>
      <text:p text:style-name="P39">Mercure, Pallas et Venus,</text:p>
      <text:p text:style-name="P40">Sur le Téatre intervenus,</text:p>
      <text:p text:style-name="P41">Firent, entr’eux, un Dialogue,</text:p>
      <text:p text:style-name="P42">Qui du sujet est le Prologue,</text:p>
      <text:p text:style-name="P43">Où ces belles Divinitez,</text:p>
      <text:p text:style-name="P44">En Vers par elles récitez,</text:p>
      <text:p text:style-name="P45"/>
      <text:p text:style-name="P46">Prétendent donner la victoire,</text:p>
      <text:p text:style-name="P47">L’une à l’Amour, l’autre à la Gloire :</text:p>
      <text:p text:style-name="P48">Pallas, avec son sage Esprit,</text:p>
      <text:p text:style-name="P49">Le party de la Gloire prit,</text:p>
      <text:p text:style-name="P50">(Seul but des Lettres et des Armes ;)</text:p>
      <text:p text:style-name="P51">Et Venus avec ses doux charmes</text:p>
      <text:p text:style-name="P52">À qui tant de cœurs font la cour,</text:p>
      <text:p text:style-name="P53">Ne parla qu’en faveur d’Amour,</text:p>
      <text:p text:style-name="P54">Chacune dans leurs contreverses,</text:p>
      <text:p text:style-name="P55">Alèguant des raizons diverses :</text:p>
      <text:p text:style-name="P56">Enfin, ne pouvant s’acorder,</text:p>
      <text:p text:style-name="P57">Mercure, sans rien décider,</text:p>
      <text:p text:style-name="P58">Leur fait accepter pour Arbitre</text:p>
      <text:p text:style-name="P59">Louis, qui mérite le titre</text:p>
      <text:p text:style-name="P60">Du Roy qui le plus judicieux</text:p>
      <text:p text:style-name="P61">Qui soit sous la rondeur des Cieux,</text:p>
      <text:p text:style-name="P62">Roy, qui dans la fleur de son âge</text:p>
      <text:p text:style-name="P63">Est aussi charmant qu’il est sage,</text:p>
      <text:p text:style-name="P64">Et dont ces trois Divinitez</text:p>
      <text:p text:style-name="P65">Prônans les hautes qualitez,</text:p>
      <text:p text:style-name="P66">A son honneur cent chozes dizent</text:p>
      <text:p text:style-name="P67">Et ses Vertus immortalizent.</text:p>
      <text:p text:style-name="P68">L’excélent Acteur, Floridor,</text:p>
      <text:p text:style-name="P69">Qui vaut mieux que son pézant d’or,</text:p>
      <text:p text:style-name="P70">Dans son héroïque figure,</text:p>
      <text:p text:style-name="P71">Réprezenta le Dieu Mercure.</text:p>
      <text:p text:style-name="P72">Mademoiselle Des-Oeillets,</text:p>
      <text:p text:style-name="P73">Qui dans ses Rolles, ou Rollets,</text:p>
      <text:p text:style-name="P74">A paru toûjours admirable,</text:p>
      <text:p text:style-name="P75">(D’autres dizent incomparable)</text:p>
      <text:p text:style-name="P76">Ayant, et lance et coutelas,</text:p>
      <text:p text:style-name="P77">Faizoit la Guerriére Pallas,</text:p>
      <text:p text:style-name="P78">Et du sieur Monfleury la Fille,</text:p>
      <text:p text:style-name="P79">Qui d’un air assez charmant brille,</text:p>
      <text:p text:style-name="P80">Et mieux que ses riches atours,</text:p>
      <text:p text:style-name="P81">Étoit la Mére des Amours,</text:p>
      <text:p text:style-name="P82">Dont tous trois de l’honneur acquirent,</text:p>
      <text:p text:style-name="P83">Et firent bien tout ce qu’ils firent.</text:p>
      <text:p text:style-name="P84">Le Ballet aprés commença,</text:p>
      <text:p text:style-name="P85"/>
      <text:p text:style-name="P86">165</text:p>
      <text:p text:style-name="P87">Où nôtre Monarque dansa</text:p>
      <text:p text:style-name="P88">Avec cette grace Royale</text:p>
      <text:p text:style-name="P89">Qui dans l’Europe est sans égale.</text:p>
      <text:p text:style-name="P90">Aprés luy, Monsieur d’Orleans,</text:p>
      <text:p text:style-name="P91">Fut le plus Galant de léans,</text:p>
      <text:p text:style-name="P92">Montrant une si noble adresse,</text:p>
      <text:p text:style-name="P93">Que par le bel air et justesse,</text:p>
      <text:p text:style-name="P94">Dont ses pas êtoient animez,</text:p>
      <text:p text:style-name="P95">Pluzieurs beaux yeux furent charmez.</text:p>
      <text:p text:style-name="P96">Maint Prince, Duc et Pair de France,</text:p>
      <text:p text:style-name="P97">Qui sçavent aussi bien la dance,</text:p>
      <text:p text:style-name="P98">Que le Mêtier de guerroyer,</text:p>
      <text:p text:style-name="P99">Lors que Mars veut les employer,</text:p>
      <text:p text:style-name="P100">Audit Balet se signalérent,</text:p>
      <text:p text:style-name="P101">Et fort galamment y dansérent,</text:p>
      <text:p text:style-name="P102">Étant Gens d’élite et de choix,</text:p>
      <text:p text:style-name="P103">Mais qui plus, qui moins, toutefois,</text:p>
      <text:p text:style-name="P104">Enfin, mainte Personne illustre</text:p>
      <text:p text:style-name="P105">Parut, illec, dans tout son lustre.</text:p>
      <text:p text:style-name="P106">La jeune Reine mesmement,</text:p>
      <text:p text:style-name="P107">De la Cour le cher Ornement,</text:p>
      <text:p text:style-name="P108">De mille graces assortie,</text:p>
      <text:p text:style-name="P109">Voulut être de la partie,</text:p>
      <text:p text:style-name="P110">Avec cette douce fierté,</text:p>
      <text:p text:style-name="P111">Naturelle à Sa Majesté,</text:p>
      <text:p text:style-name="P112">Qui marque sa naissance Auguste,</text:p>
      <text:p text:style-name="P113">Y dansa fort bien et fort juste.</text:p>
      <text:p text:style-name="P114">Pluzieurs autres nobles Objets,</text:p>
      <text:p text:style-name="P115">Dont bien des cœurs sont les sujets,</text:p>
      <text:p text:style-name="P116">Augmentans, comme des miracles,</text:p>
      <text:p text:style-name="P117">La pompe et l’éclat des spectacles,</text:p>
      <text:p text:style-name="P118">Avec un parfait agrément,</text:p>
      <text:p text:style-name="P119">Y dansérent pareillement ;</text:p>
      <text:p text:style-name="P120">Et comme elles sont toutes belles,</text:p>
      <text:p text:style-name="P121">Je vais spécifier icelles</text:p>
      <text:p text:style-name="P122">Dans un stile simple et naïf,</text:p>
      <text:p text:style-name="P123">Et non d’un ton superlatif</text:p>
      <text:p text:style-name="P124">Sans afecter, mesme, aucun ordre,</text:p>
      <text:p text:style-name="P125">De peur qu’on y trouvât à mordre,</text:p>
      <text:p text:style-name="P126">Ny relever leurs qualitez</text:p>
      <text:p text:style-name="P127">Par pointes et subtilitez.</text:p>
      <text:p text:style-name="P128">De leurs Noms voicy, donc, la liste,</text:p>
      <text:p text:style-name="P129">Comme ils viendront à l’improviste,</text:p>
      <text:p text:style-name="P130">Sans y chercher d’autre façon ;</text:p>
      <text:p text:style-name="P131">On m’a donné cette leçon.</text:p>
      <text:p text:style-name="P132">Primo, cette aimable Princesse,</text:p>
      <text:p text:style-name="P133">Qui de Soissons est la Comtesse,</text:p>
      <text:p text:style-name="P134">Un des beaux Esprits de la Cour,</text:p>
      <text:p text:style-name="P135">Digne d’honneur, digne d’amour,</text:p>
      <text:p text:style-name="P136">Et (ce qui vaut mieux qu’un Domaine)</text:p>
      <text:p text:style-name="P137">Sur-intendante chez la Reine.</text:p>
      <text:p text:style-name="P138">D’Elbeuf la Fille, et non la Sœur,</text:p>
      <text:p text:style-name="P139">Dont les yeux ont grande douceur,</text:p>
      <text:p text:style-name="P140">Dont la face est claire et seraine,</text:p>
      <text:p text:style-name="P141"/>
      <text:p text:style-name="P142">Et qui vient du Sang de Loraine.</text:p>
      <text:p text:style-name="P143">Mademoizelle de Nemours,</text:p>
      <text:p text:style-name="P144">Qui, dans la fleur de ses beaux jours,</text:p>
      <text:p text:style-name="P145">Est un amas de belles chozes,</text:p>
      <text:p text:style-name="P146">Et, sur tout, de lys et de rozes.</text:p>
      <text:p text:style-name="P147">Sa Cadette, dont l’air charmant,</text:p>
      <text:p text:style-name="P148">Pouroit d’un Dieu faire un amant,</text:p>
      <text:p text:style-name="P149">Blanche et fraîche comme une Aurore,</text:p>
      <text:p text:style-name="P150">Et qui-là reprézentoit Flore.</text:p>
      <text:p text:style-name="P151">La noble Dame de Créqui,</text:p>
      <text:p text:style-name="P152">Adorable Duchesse, et qui</text:p>
      <text:p text:style-name="P153">Peut passer, dans toute croyance,</text:p>
      <text:p text:style-name="P154">Pour un des beaux Objets de France.</text:p>
      <text:p text:style-name="P155">La jeune Madame de Foix,</text:p>
      <text:p text:style-name="P156">Dont chacun dit, à haute voix,</text:p>
      <text:p text:style-name="P157">Que dans tout le Monde habitable</text:p>
      <text:p text:style-name="P158">On ne voit rien de plus aimable.</text:p>
      <text:p text:style-name="P159">L’agréable et jeune Sully,</text:p>
      <text:p text:style-name="P160">Au vizage frais et joly.</text:p>
      <text:p text:style-name="P161">L’incomparable de Luynes,</text:p>
      <text:p text:style-name="P162">Dont les beautez presque divines,</text:p>
      <text:p text:style-name="P163">Les yeux, la gorge, et l’en-bon-point</text:p>
      <text:p text:style-name="P164">Blessent et ne guérissent point.</text:p>
      <text:p text:style-name="P165">Vilequier, Marquize excellente,</text:p>
      <text:p text:style-name="P166">Spiritüelle, intelligente,</text:p>
      <text:p text:style-name="P167">Dont la Personne a des apas,</text:p>
      <text:p text:style-name="P168">Et qui, sur-tout, fait de beaux pas,</text:p>
      <text:p text:style-name="P169">Etant parée, ou non parée,</text:p>
      <text:p text:style-name="P170">En dançant toûjours admirée.</text:p>
      <text:p text:style-name="P171">L’agréable de Montespan,</text:p>
      <text:p text:style-name="P172">Que l’on peut nommer un beau plan</text:p>
      <text:p text:style-name="P173">De toutes les graces touchantes</text:p>
      <text:p text:style-name="P174">Qui rendent les Dames charmantes.</text:p>
      <text:p text:style-name="P175">La jeune Dame de Vibray,</text:p>
      <text:p text:style-name="P176">Laquelle, pour dire le vray,</text:p>
      <text:p text:style-name="P177">Et bien parler comme il faut d’elle,</text:p>
      <text:p text:style-name="P178">A la gloire d’être fort belle ;</text:p>
      <text:p text:style-name="P179">D’honnêtes Gens m’ont dit cela,</text:p>
      <text:p text:style-name="P180">Car je ne la vis pas bien-là.</text:p>
      <text:p text:style-name="P181">Montauzier, digne et rare Fille,</text:p>
      <text:p text:style-name="P182">En qui la vertu toûjours brille,</text:p>
      <text:p text:style-name="P183">L’esprit, la prudence et l’honneur,</text:p>
      <text:p text:style-name="P184">Qui n’est pas un petit bon-heur,</text:p>
      <text:p text:style-name="P185">Brancas, dont l’angélique face</text:p>
      <text:p text:style-name="P186">L’éclat des plus beaux lys éface,</text:p>
      <text:p text:style-name="P187">Fille qu’on aime, avec raizon,</text:p>
      <text:p text:style-name="P188">Et d’illustre et bonne Maizon.</text:p>
      <text:p text:style-name="P189">Grancé, belle et jeune Normande,</text:p>
      <text:p text:style-name="P190">Des plus aimables de sa bande,</text:p>
      <text:p text:style-name="P191">Et qui, parmy ces qualitez,</text:p>
      <text:p text:style-name="P192">Est fort noble des deux côtez.</text:p>
      <text:p text:style-name="P193">Castelnau, beauté singuliére,</text:p>
      <text:p text:style-name="P194">Douce fleur, roze printaniére,</text:p>
      <text:p text:style-name="P195">Dont le Pére, Homme martial,</text:p>
      <text:p text:style-name="P196">166</text:p>
      <text:p text:style-name="P197">En mourant fut fait Marêchal.</text:p>
      <text:p text:style-name="P198">Mademoiselle de la Mothe,</text:p>
      <text:p text:style-name="P199">Pour qui maint noble cœur sanglote,</text:p>
      <text:p text:style-name="P200">Ayant des mérites assez,</text:p>
      <text:p text:style-name="P201">Pour attacher les mieux sensez.</text:p>
      <text:p text:style-name="P202">Dardennes, Fille ravissante,</text:p>
      <text:p text:style-name="P203">D’humeur belle et divertissante,</text:p>
      <text:p text:style-name="P204">Et qui porte dans ses beaux yeux</text:p>
      <text:p text:style-name="P205">Dequoy charmer des demy-Dieux.</text:p>
      <text:p text:style-name="P206">D’Arquien, dont l’esprit est fort sage,</text:p>
      <text:p text:style-name="P207">Et dont les yeux et le vizage</text:p>
      <text:p text:style-name="P208">Ont je ne sçay quoy d’assez doux</text:p>
      <text:p text:style-name="P209">Pour mériter un digne Epoux.</text:p>
      <text:p text:style-name="P210">Cologon, la belle inhumaine,</text:p>
      <text:p text:style-name="P211">Qu’on estime fort chez la Reine,</text:p>
      <text:p text:style-name="P212">Et qui par ses charmes vainqueurs</text:p>
      <text:p text:style-name="P213">Se peut asservir bien des cœurs.</text:p>
      <text:p text:style-name="P214">De-Pons, illustre Demoizelle,</text:p>
      <text:p text:style-name="P215">De l’Honneur vizible modelle,</text:p>
      <text:p text:style-name="P216">Très-digne du doux Sacrement,</text:p>
      <text:p text:style-name="P217">Et qui dance admirablement.</text:p>
      <text:p text:style-name="P218">J’ay pensé faire une folie,</text:p>
      <text:p text:style-name="P219">En oubliant cette jolie,</text:p>
      <text:p text:style-name="P220">Cette pucelle Sévigny,</text:p>
      <text:p text:style-name="P221">Objet de mérite infiny ;</text:p>
      <text:p text:style-name="P222">Certes, moy, qui l’ay deux fois vûë</text:p>
      <text:p text:style-name="P223">De divins agrémens pourvûë,</text:p>
      <text:p text:style-name="P224">Et d’une très-rare beauté,</text:p>
      <text:p text:style-name="P225">Aux Balets de Sa Majesté,</text:p>
      <text:p text:style-name="P226">Si quelqu’un s’en venoit me dire,</text:p>
      <text:p text:style-name="P227">Et fût-ce le Roy nôtre Sire,</text:p>
      <text:p text:style-name="P228">As-tu rien vû de si mignon ?</text:p>
      <text:p text:style-name="P229">Je dirois hardiment que non.</text:p>
      <text:p text:style-name="P230">Outre ces Beautez éclatantes,</text:p>
      <text:p text:style-name="P231">La plus-part des Dames importantes,</text:p>
      <text:p text:style-name="P232">Cinq ou six Fillettes encor,</text:p>
      <text:p text:style-name="P233">Chacun valant un Trézor,</text:p>
      <text:p text:style-name="P234">Fort joliment s’y trémoussérent,</text:p>
      <text:p text:style-name="P235">C’est-à-dire très-bien dansérent,</text:p>
      <text:p text:style-name="P236">Mais leurs noms êtant oubliez</text:p>
      <text:p text:style-name="P237">Ne sont point icy oubliez.</text:p>
      <text:p text:style-name="P238">Il s’y fit des Concerts si rares,</text:p>
      <text:p text:style-name="P239">Qu’ils eussent touché des Barbares,</text:p>
      <text:p text:style-name="P240">On chanta quatre ou cinq Récits</text:p>
      <text:p text:style-name="P241">Qui tenoient tous nos sens surcis.</text:p>
      <text:p text:style-name="P242">Ces trois aimables Demoizelles,</text:p>
      <text:p text:style-name="P243">Qui sont si bonnes Chanterelles,</text:p>
      <text:p text:style-name="P244">Dont tu vois les noms à côté,</text:p>
      <text:p text:style-name="P245">N’avaient jamais si bien chanté.</text:p>
      <text:p text:style-name="P246">Les habits êtoient admirables,</text:p>
      <text:p text:style-name="P247">Les perspectives agréables,</text:p>
      <text:p text:style-name="P248">Riches et beaux les ornemens,</text:p>
      <text:p text:style-name="P249">Et, merveilleux, les changemens.</text:p>
      <text:p text:style-name="P250">Mais êtant pressé de conclure,</text:p>
      <text:p text:style-name="P251">Par mon Imprimeur qui murmure,</text:p>
      <text:p text:style-name="P252">En me dizant, hola, hola,</text:p>
      <text:p text:style-name="P253">Je suis contraint de brizer-là,</text:p>
      <text:p text:style-name="P254">Non pas sans dire male-peste ;</text:p>
      <text:p text:style-name="P255">Aprenez de Balard le reste,</text:p>
      <text:p text:style-name="P256">Il en a fait un Imprimé</text:p>
      <text:p text:style-name="P257">Par qui tout Paris est semé ;</text:p>
      <text:p text:style-name="P258">Et, de plus, la Gazette en Proze</text:p>
      <text:p text:style-name="P259">En raporte aussi mainte choze.</text:p>
      <text:p text:style-name="P260">Du moins ce beau Balet Royal,</text:p>
      <text:p text:style-name="P261">Et sérieux, et jovial,</text:p>
      <text:p text:style-name="P262">Si par hazard je l’estropie</text:p>
      <text:p text:style-name="P263">Dans cette imparfaite Copie,</text:p>
      <text:p text:style-name="P264">Il se peut vanter qu’aujourd’huy</text:p>
      <text:p text:style-name="P265">Je n’ay discouru que de luy :</text:p>
      <text:p text:style-name="P266">Enfin, je suis fort las d’êcrire,</text:p>
      <text:p text:style-name="P267">Et ne croyois pas en tant dire.</text:p>
      <text:p text:style-name="P268"/>
      <text:p text:style-name="P269">Haute Princesse de Nemours,</text:p>
      <text:p text:style-name="P270">Pardonnez à ce long Discours.</text:p>
      <text:p text:style-name="P271"/>
      <text:p text:style-name="P272">Achevé, dont je suis bien aize,</text:p>
      <text:p text:style-name="P273">Du second des mois, le jour seize.</text:p>
      <text:p text:style-name="P274"/>
      <text:p text:style-name="P275">Apostile</text:p>
      <text:p text:style-name="P276"/>
      <text:p text:style-name="P277">Cher Lecteur, je crains que ces Vers</text:p>
      <text:p text:style-name="P278">Ne soient par toy vûs de travers,</text:p>
      <text:p text:style-name="P279">Comme dignes de tes censures :</text:p>
      <text:p text:style-name="P280">J’ay fait de meilleures peintures.</text:p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ansformer</meta:initial-creator>
    <dc:creator>word</dc:creator>
    <meta:creation-date>2020-02-13T11:08:00Z</meta:creation-date>
    <dc:date>2020-02-13T11:08:00Z</dc:date>
    <meta:template xlink:href="Normal" xlink:type="simple"/>
    <meta:editing-cycles>2</meta:editing-cycles>
    <meta:editing-duration>PT0S</meta:editing-duration>
    <meta:document-statistic meta:page-count="3" meta:paragraph-count="17" meta:word-count="1293" meta:character-count="8652" meta:row-count="61" meta:non-whitespace-character-count="7376"/>
  </office:meta>
</office:document-meta>
</file>